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/>
    </style:style>
    <style:style style:name="P3" style:family="paragraph" style:parent-style-name="Standard">
      <style:text-properties fo:color="#000000" fo:font-weight="normal" style:font-weight-asian="normal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6" style:family="paragraph" style:parent-style-name="Standard">
      <style:text-properties style:font-name="Courier New" fo:font-size="9pt" style:font-name-asian="Courier New1" style:font-size-asian="9pt" style:font-name-complex="Courier New1" style:font-size-complex="9pt"/>
    </style:style>
    <style:style style:name="P7" style:family="paragraph" style:parent-style-name="Standard">
      <loext:graphic-properties draw:fill="solid" draw:fill-color="#fffffe"/>
      <style:paragraph-properties fo:line-height="133%" fo:background-color="#fffffe"/>
      <style:text-properties style:font-name="Courier New" fo:font-size="9pt" style:font-name-asian="Courier New1" style:font-size-asian="9pt" style:font-name-complex="Courier New1" style:font-size-complex="9pt"/>
    </style:style>
    <style:style style:name="P8" style:family="paragraph" style:parent-style-name="Standard">
      <style:text-properties style:font-name="Courier New" style:font-name-asian="Courier New1" style:font-name-complex="Courier New1"/>
    </style:style>
    <style:style style:name="P9" style:family="paragraph" style:parent-style-name="Standard">
      <style:text-properties style:font-name="Open Sans" fo:font-size="9pt" style:font-name-asian="Open Sans1" style:font-size-asian="9pt" style:font-name-complex="Open Sans1" style:font-size-complex="9pt"/>
    </style:style>
    <style:style style:name="P10" style:family="paragraph" style:parent-style-name="Standard">
      <style:text-properties style:font-name="Open Sans" style:font-name-asian="Open Sans1" style:font-name-complex="Open Sans1"/>
    </style:style>
    <style:style style:name="P11" style:family="paragraph" style:parent-style-name="Standard">
      <loext:graphic-properties draw:fill="solid" draw:fill-color="#fffffe"/>
      <style:paragraph-properties fo:line-height="133%" fo:background-color="#fffffe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tyle="normal" fo:font-weight="normal" style:font-name-asian="Open Sans1" style:font-style-asian="normal" style:font-weight-asian="normal" style:font-name-complex="Open Sans1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Open Sans" style:font-name-asian="Open Sans1" style:font-name-complex="Open Sans1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Open Sans" fo:font-size="9pt" style:font-name-asian="Open Sans1" style:font-size-asian="9pt" style:font-name-complex="Open Sans1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80" fo:font-weight="bold" style:font-weight-asian="bold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normal" style:font-weight-asian="normal"/>
    </style:style>
    <style:style style:name="T5" style:family="text">
      <style:text-properties fo:color="#000000" style:text-underline-style="none" fo:font-weight="bold" style:font-weight-asian="bold"/>
    </style:style>
    <style:style style:name="T6" style:family="text">
      <style:text-properties fo:color="#000000"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7" style:family="text">
      <style:text-properties fo:color="#000080" fo:font-weight="bold" style:font-weight-asian="bold"/>
    </style:style>
    <style:style style:name="T8" style:family="text">
      <style:text-properties fo:color="#000080" style:font-name="Open Sans" fo:font-weight="bold" style:font-name-asian="Open Sans1" style:font-weight-asian="bold" style:font-name-complex="Open Sans1"/>
    </style:style>
    <style:style style:name="T9" style:family="text">
      <style:text-properties fo:color="#000080" style:font-name="Arial" fo:font-weight="bold" style:font-name-asian="Arial1" style:font-weight-asian="bold" style:font-name-complex="Arial1" fo:background-color="#ffffff"/>
    </style:style>
    <style:style style:name="T10" style:family="text">
      <style:text-properties fo:color="#000080"/>
    </style:style>
    <style:style style:name="T11" style:family="text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12" style:family="text">
      <style:text-properties fo:font-variant="normal" fo:text-transform="none" fo:color="#000000" style:font-name="Open Sans" fo:font-size="9pt" fo:font-style="normal" fo:font-weight="bold" style:font-name-asian="Open Sans1" style:font-size-asian="9pt" style:font-style-asian="normal" style:font-weight-asian="bold" style:font-name-complex="Open Sans1" style:font-size-complex="9pt"/>
    </style:style>
    <style:style style:name="T13" style:family="text">
      <style:text-properties fo:font-variant="normal" fo:text-transform="none" fo:color="#000000" style:font-name="Open Sans" fo:font-style="normal" fo:font-weight="normal" style:font-name-asian="Open Sans1" style:font-style-asian="normal" style:font-weight-asian="normal" style:font-name-complex="Open Sans1"/>
    </style:style>
    <style:style style:name="T14" style:family="text">
      <style:text-properties fo:font-variant="normal" fo:text-transform="none" fo:color="#50505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15" style:family="text">
      <style:text-properties style:font-name="Courier New" style:font-name-asian="Courier New1" style:font-name-complex="Courier New1"/>
    </style:style>
    <style:style style:name="T16" style:family="text">
      <style:text-properties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17" style:family="text">
      <style:text-properties style:font-name="Open Sans" fo:font-size="9pt" style:font-name-asian="Open Sans1" style:font-size-asian="9pt" style:font-name-complex="Open Sans1" style:font-size-complex="9pt"/>
    </style:style>
    <style:style style:name="T18" style:family="text">
      <style:text-properties style:font-name="Open Sans" style:font-name-asian="Open Sans1" style:font-name-complex="Open 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LTC</text:span><text:span text:style-name="T2"> </text:span><text:span text:style-name="T3">API</text:span><text:span text:style-name="T2"> </text:span></text:p>
      <text:p text:style-name="P2"/>
      <text:p text:style-name="Standard"><text:span text:style-name="T2">1.</text:span><text:span text:style-name="T1">generateAddress</text:span></text:p>
      <text:p text:style-name="P4"/>
      <text:p text:style-name="Standard"><text:span text:style-name="T3">Method</text:span><text:span text:style-name="T2"> – get</text:span></text:p>
      <text:p text:style-name="P1"/>
      <text:p text:style-name="Standard"><text:span text:style-name="T3">Route</text:span><text:span text:style-name="T2"> – </text:span><text:span text:style-name="T7">http://172.16.21.27:3001/ltc/address/chirag</text:span></text:p>
      <text:p text:style-name="P5"/>
      <text:p text:style-name="Standard"><text:span text:style-name="T3">Response</text:span><text:span text:style-name="T11"> -</text:span><text:span text:style-name="T13"> </text:span><text:span text:style-name="T15">{</text:span></text:p>
      <text:p text:style-name="Standard"><text:span text:style-name="T15"><text:s text:c="2"/>"code": 200,</text:span></text:p>
      <text:p text:style-name="Standard"><text:span text:style-name="T15"><text:s text:c="2"/>"address": "QSPidksPxXEf4SwD9CZo8eMwgoF5uxBCek"</text:span></text:p>
      <text:p text:style-name="Standard"><text:span text:style-name="T15">}</text:span></text:p>
      <text:p text:style-name="P6"/>
      <text:p text:style-name="P9"/>
      <text:p text:style-name="P5"/>
      <text:p text:style-name="P5"/>
      <text:p text:style-name="Standard"><text:span text:style-name="T4">2. </text:span><text:span text:style-name="T1">getbalance</text:span></text:p>
      <text:p text:style-name="P3"/>
      <text:p text:style-name="Standard"><text:span text:style-name="T3">Method</text:span><text:span text:style-name="T4"> –</text:span> GET</text:p>
      <text:p text:style-name="P3"/>
      <text:p text:style-name="Standard"><text:soft-page-break/><text:span text:style-name="T3">Route</text:span><text:span text:style-name="T4">- </text:span><text:span text:style-name="T8">http://172.16.21.27:3001/ltc/addr_balance/QSPidksPxXEf4SwD9CZo8eMwgoF5uxBCek</text:span></text:p>
      <text:p text:style-name="P5"/>
      <text:p text:style-name="Standard"><text:span text:style-name="T12">Request</text:span><text:span text:style-name="T11">-</text:span></text:p>
      <text:p text:style-name="Standard"><text:span text:style-name="T11"><text:s/></text:span></text:p>
      <text:p text:style-name="Standard"><text:span text:style-name="T3">Response</text:span><text:span text:style-name="T2">- <text:s/>{</text:span></text:p>
      <text:p text:style-name="Standard"><text:span text:style-name="T2"><text:s text:c="2"/>"code": 200,</text:span></text:p>
      <text:p text:style-name="Standard"><text:span text:style-name="T2"><text:s text:c="2"/>"message": "Success",</text:span></text:p>
      <text:p text:style-name="Standard"><text:span text:style-name="T2"><text:s text:c="2"/>"balance": 0</text:span></text:p>
      <text:p text:style-name="Standard"><text:span text:style-name="T2">}</text:span></text:p>
      <text:p text:style-name="P1"/>
      <text:p text:style-name="Standard"><text:span text:style-name="T2">//////////////////////////////////////////////////</text:span></text:p>
      <text:p text:style-name="P1"/>
      <text:p text:style-name="P12"><text:span text:style-name="T11">3.</text:span><text:span text:style-name="T1">depositHistory</text:span></text:p>
      <text:p text:style-name="P13"/>
      <text:p text:style-name="Standard"><text:span text:style-name="T1">Method</text:span> – GET</text:p>
      <text:p text:style-name="P14"/>
      <text:p text:style-name="P12"><text:span text:style-name="T3">Route</text:span><text:span text:style-name="T11"> - </text:span><text:span text:style-name="T9">http://172.16.21.27:3001/ltc/depositsOfAddress/QSPidksPxXEf4SwD9CZo8eMwgoF5uxBCek</text:span></text:p>
      <text:p text:style-name="P14"/>
      <text:p text:style-name="P12"><text:span text:style-name="T12">Re</text:span><text:span text:style-name="T16">sponse</text:span><text:span text:style-name="T11">- </text:span><text:span text:style-name="T18">{</text:span></text:p>
      <text:p text:style-name="P12"><text:span text:style-name="T18"><text:s text:c="2"/>"code": 200,</text:span></text:p>
      <text:p text:style-name="P12"><text:span text:style-name="T18"><text:s text:c="2"/>"balance": [</text:span></text:p>
      <text:p text:style-name="P12"><text:soft-page-break/><text:span text:style-name="T18"><text:s text:c="4"/>{</text:span></text:p>
      <text:p text:style-name="P12"><text:span text:style-name="T18"><text:s text:c="6"/>"txid": "2744b8be57a78e95c005a9a4133ae15c4a6862b721b2a94be9d20a1fee8cc5a8",</text:span></text:p>
      <text:p text:style-name="P12"><text:span text:style-name="T18"><text:s text:c="6"/>"vout": 1,</text:span></text:p>
      <text:p text:style-name="P12"><text:span text:style-name="T18"><text:s text:c="6"/>"address": "QSPidksPxXEf4SwD9CZo8eMwgoF5uxBCek",</text:span></text:p>
      <text:p text:style-name="P12"><text:span text:style-name="T18"><text:s text:c="6"/>"label": "chirag",</text:span></text:p>
      <text:p text:style-name="P12"><text:span text:style-name="T18"><text:s text:c="6"/>"redeemScript": "00146e128c65aeb1cf93636f4dd0bed2500c65a4681d",</text:span></text:p>
      <text:p text:style-name="P12"><text:span text:style-name="T18"><text:s text:c="6"/>"scriptPubKey": "a9143f7ed86c33d94e430ffbee7babbf08423287421c87",</text:span></text:p>
      <text:p text:style-name="P12"><text:span text:style-name="T18"><text:s text:c="6"/>"amount": 0.3995716,</text:span></text:p>
      <text:p text:style-name="P12"><text:span text:style-name="T18"><text:s text:c="6"/>"confirmations": 3,</text:span></text:p>
      <text:p text:style-name="P12"><text:span text:style-name="T18"><text:s text:c="6"/>"spendable": true,</text:span></text:p>
      <text:p text:style-name="P12"><text:span text:style-name="T18"><text:s text:c="6"/>"solvable": true,</text:span></text:p>
      <text:p text:style-name="P12"><text:span text:style-name="T18"><text:s text:c="6"/>"safe": true</text:span></text:p>
      <text:p text:style-name="P12"><text:span text:style-name="T18"><text:s text:c="4"/>}</text:span></text:p>
      <text:p text:style-name="P12"><text:span text:style-name="T18"><text:s text:c="2"/>]</text:span></text:p>
      <text:p text:style-name="P12"><text:span text:style-name="T18">}</text:span></text:p>
      <text:p text:style-name="P16"/>
      <text:p text:style-name="P7"/>
      <text:p text:style-name="P17"/>
      <text:p text:style-name="P14"/>
      <text:p text:style-name="P14"/>
      <text:p text:style-name="P14"/>
      <text:p text:style-name="P12"><text:soft-page-break/><text:span text:style-name="T11">4. </text:span><text:a xlink:type="simple" xlink:href="http://172.16.1.60:3000/iota/performTransfer" text:style-name="ListLabel_20_1" text:visited-style-name="ListLabel_20_1"><text:span text:style-name="T5">performTransfer</text:span></text:a></text:p>
      <text:p text:style-name="P18"/>
      <text:p text:style-name="Standard"/>
      <text:p text:style-name="Standard"><text:span text:style-name="T1">Route</text:span> <text:span text:style-name="T17">- </text:span><text:span text:style-name="T8">http://172.16.21.27:3001/ltc/transfer</text:span></text:p>
      <text:p text:style-name="P12"><text:span text:style-name="T3">Method</text:span><text:span text:style-name="T2"> –</text:span><text:span text:style-name="T11"> </text:span><text:span text:style-name="T17">POST</text:span></text:p>
      <text:p text:style-name="P14"/>
      <text:p text:style-name="Standard"><text:span text:style-name="T3">Request</text:span><text:span text:style-name="T2">- <text:s/></text:span><text:s/>{</text:p>
      <text:p text:style-name="Standard"><text:tab/>"SendFrom":"QbotPZDe4St4KTBLyUYQcSnAEpMszVZeux",</text:p>
      <text:p text:style-name="Standard"><text:tab/>"SendTo":"QSPidksPxXEf4SwD9CZo8eMwgoF5uxBCek"</text:p>
      <text:p text:style-name="Standard">}</text:p>
      <text:p text:style-name="Standard"/>
      <text:p text:style-name="P1"/>
      <text:p text:style-name="P12"><text:span text:style-name="T3">Response</text:span><text:span text:style-name="T11"> - </text:span></text:p>
      <text:p text:style-name="P11"><text:span text:style-name="T15">{</text:span></text:p>
      <text:p text:style-name="P11"><text:span text:style-name="T15"><text:s text:c="2"/>"code": 200,</text:span></text:p>
      <text:p text:style-name="P11"><text:span text:style-name="T15"><text:s text:c="2"/>"tx-hash": "c3370b0a6ace6ffe48cff3748f52d17be52529093233532159fc62fd12a949f9",</text:span></text:p>
      <text:p text:style-name="P11"><text:span text:style-name="T15"><text:s text:c="2"/>"fee": 0.00009,</text:span></text:p>
      <text:p text:style-name="P11"><text:span text:style-name="T15"><text:s text:c="2"/>"sent-amount": 0.2</text:span></text:p>
      <text:p text:style-name="P11"><text:span text:style-name="T15">}</text:span></text:p>
      <text:p text:style-name="P15"/>
      <text:p text:style-name="P15"/>
      <text:p text:style-name="P14"><text:soft-page-break/></text:p>
      <text:p text:style-name="P14"/>
      <text:p text:style-name="P14"/>
      <text:p text:style-name="P14"/>
      <text:p text:style-name="P12"><text:span text:style-name="T11">5. </text:span><text:span text:style-name="T6">withdraw</text:span></text:p>
      <text:p text:style-name="P14"/>
      <text:p text:style-name="P12"><text:span text:style-name="T3">Route</text:span><text:span text:style-name="T2"> - </text:span><text:span text:style-name="T8">http://172.16.21.27:3001/ltc/withdraw</text:span></text:p>
      <text:p text:style-name="P14"/>
      <text:p text:style-name="P12"><text:span text:style-name="T3">method</text:span><text:span text:style-name="T2"> </text:span><text:span text:style-name="T11">– post </text:span></text:p>
      <text:p text:style-name="P14"/>
      <text:p text:style-name="P12"><text:span text:style-name="T12">Request</text:span><text:span text:style-name="T11">- </text:span><text:span text:style-name="T18">{</text:span></text:p>
      <text:p text:style-name="P12"><text:span text:style-name="T17"><text:s/></text:span><text:span text:style-name="T18"><text:s text:c="3"/>"SendFrom":"QSPidksPxXEf4SwD9CZo8eMwgoF5uxBCek",</text:span></text:p>
      <text:p text:style-name="P12"><text:span text:style-name="T18"><text:s text:c="4"/>"SendTo": "QbotPZDe4St4KTBLyUYQcSnAEpMszVZeux",</text:span></text:p>
      <text:p text:style-name="P12"><text:span text:style-name="T18"><text:s text:c="4"/>"AmountToTransfer":"0.0001624",</text:span></text:p>
      <text:p text:style-name="P12"><text:span text:style-name="T18"><text:s text:c="4"/>"ChangeAddress": "QSPidksPxXEf4SwD9CZo8eMwgoF5uxBCek"</text:span></text:p>
      <text:p text:style-name="P12"><text:span text:style-name="T18">}</text:span></text:p>
      <text:p text:style-name="P17"/>
      <text:p text:style-name="P17"/>
      <text:p text:style-name="P17"/>
      <text:p text:style-name="P14"/>
      <text:p text:style-name="P12"><text:span text:style-name="T3">Response</text:span><text:span text:style-name="T2"> </text:span><text:span text:style-name="T11">-</text:span><text:span text:style-name="T15">{</text:span></text:p>
      <text:p text:style-name="P12"><text:soft-page-break/><text:span text:style-name="T15"><text:s text:c="2"/>"code": 200,</text:span></text:p>
      <text:p text:style-name="P12"><text:span text:style-name="T15"><text:s text:c="2"/>"tx-hash": "2744b8be57a78e95c005a9a4133ae15c4a6862b721b2a94be9d20a1fee8cc5a8",</text:span></text:p>
      <text:p text:style-name="P12"><text:span text:style-name="T15"><text:s text:c="2"/>"fee": 0.000176</text:span></text:p>
      <text:p text:style-name="P12"><text:span text:style-name="T15">}</text:span></text:p>
      <text:p text:style-name="P19"/>
      <text:p text:style-name="P19"/>
      <text:p text:style-name="P19"/>
      <text:p text:style-name="Standard"><text:span text:style-name="T17">6. </text:span><text:span text:style-name="T16">multipleWithdraw</text:span></text:p>
      <text:p text:style-name="P9"/>
      <text:p text:style-name="Standard"><text:span text:style-name="T1">Route</text:span> - <text:span text:style-name="T8">http://172.16.21.27:3001/ltc/multipleWithdraw</text:span></text:p>
      <text:p text:style-name="P9"/>
      <text:p text:style-name="Standard"><text:span text:style-name="T1">method</text:span> <text:span text:style-name="T17">–</text:span><text:span text:style-name="T18"> post </text:span></text:p>
      <text:p text:style-name="P9"/>
      <text:p text:style-name="Standard"><text:span text:style-name="T16">Request</text:span><text:span text:style-name="T17">- </text:span><text:span text:style-name="T18">{</text:span></text:p>
      <text:p text:style-name="Standard"><text:span text:style-name="T18"><text:tab/>"SendFrom":"QbotPZDe4St4KTBLyUYQcSnAEpMszVZeux",</text:span></text:p>
      <text:p text:style-name="Standard"><text:span text:style-name="T18"><text:tab/>"ChangeAddress":"QbotPZDe4St4KTBLyUYQcSnAEpMszVZeux",</text:span></text:p>
      <text:p text:style-name="Standard"><text:span text:style-name="T18"><text:tab/>"destinations":"QSPidksPxXEf4SwD9CZo8eMwgoF5uxBCek"</text:span></text:p>
      <text:p text:style-name="Standard"><text:span text:style-name="T18">}</text:span></text:p>
      <text:p text:style-name="P10"/>
      <text:p text:style-name="P9"/>
      <text:p text:style-name="P9"/>
      <text:p text:style-name="P9"><text:soft-page-break/></text:p>
      <text:p text:style-name="P9"/>
      <text:p text:style-name="Standard"><text:span text:style-name="T1">Response</text:span> <text:span text:style-name="T17">-</text:span><text:span text:style-name="T15">{</text:span></text:p>
      <text:p text:style-name="Standard"><text:span text:style-name="T15"><text:s text:c="2"/>"code": 500,</text:span></text:p>
      <text:p text:style-name="Standard"><text:span text:style-name="T15"><text:s text:c="2"/>"message": "Insufficient Funds!"</text:span></text:p>
      <text:p text:style-name="Standard"><text:span text:style-name="T15">}</text:span></text:p>
      <text:p text:style-name="P8"/>
      <text:p text:style-name="P14"/>
      <text:p text:style-name="P14"/>
      <text:p text:style-name="P14"/>
      <text:p text:style-name="P1"/>
      <text:p text:style-name="P1"/>
      <text:p text:style-name="P1"/>
      <text:p text:style-name="P1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00" style:text-underline-style="none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80" meta:word-count="140" meta:character-count="2035" meta:non-whitespace-character-count="1830"/>
    <meta:generator>LibreOfficeDev/6.0.5.2$Linux_X86_64 LibreOffice_project/</meta:generator>
  </office:meta>
</office:document-meta>
</file>